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deb9"/>
    </style:style>
    <style:style style:name="P2" style:family="paragraph" style:parent-style-name="Standard">
      <style:text-properties officeooo:rsid="00154140" officeooo:paragraph-rsid="00154140"/>
    </style:style>
    <style:style style:name="P3" style:family="paragraph" style:parent-style-name="Standard">
      <style:text-properties fo:color="#ce181e" officeooo:rsid="00154140" officeooo:paragraph-rsid="00154140"/>
    </style:style>
    <style:style style:name="P4" style:family="paragraph" style:parent-style-name="Standard">
      <style:text-properties officeooo:rsid="001734ea" officeooo:paragraph-rsid="001734ea"/>
    </style:style>
    <style:style style:name="P5" style:family="paragraph" style:parent-style-name="Standard">
      <style:text-properties officeooo:rsid="001f732e" officeooo:paragraph-rsid="001f732e"/>
    </style:style>
    <style:style style:name="P6" style:family="paragraph" style:parent-style-name="Text_20_body">
      <style:text-properties officeooo:rsid="00154140" officeooo:paragraph-rsid="00154140"/>
    </style:style>
    <style:style style:name="P7" style:family="paragraph" style:parent-style-name="Text_20_body">
      <style:text-properties officeooo:rsid="00154140" officeooo:paragraph-rsid="001734ea"/>
    </style:style>
    <style:style style:name="P8" style:family="paragraph" style:parent-style-name="Text_20_body">
      <style:text-properties style:use-window-font-color="true" officeooo:rsid="0016fed3" officeooo:paragraph-rsid="0016fed3"/>
    </style:style>
    <style:style style:name="P9" style:family="paragraph" style:parent-style-name="Text_20_body">
      <style:text-properties officeooo:rsid="0016fed3" officeooo:paragraph-rsid="001b7b50"/>
    </style:style>
    <style:style style:name="P10" style:family="paragraph" style:parent-style-name="Text_20_body">
      <style:text-properties officeooo:rsid="0016fed3" officeooo:paragraph-rsid="001734ea"/>
    </style:style>
    <style:style style:name="P11" style:family="paragraph" style:parent-style-name="Text_20_body">
      <style:text-properties fo:color="#ce181e" officeooo:rsid="0016fed3" officeooo:paragraph-rsid="001f186d"/>
    </style:style>
    <style:style style:name="P12" style:family="paragraph" style:parent-style-name="Text_20_body">
      <style:text-properties officeooo:paragraph-rsid="001489af"/>
    </style:style>
    <style:style style:name="P13" style:family="paragraph" style:parent-style-name="Text_20_body">
      <style:text-properties style:use-window-font-color="true" officeooo:rsid="001b7b50" officeooo:paragraph-rsid="001f186d"/>
    </style:style>
    <style:style style:name="P14" style:family="paragraph" style:parent-style-name="Heading_20_1">
      <style:text-properties officeooo:rsid="001489af" officeooo:paragraph-rsid="001489af"/>
    </style:style>
    <style:style style:name="P15" style:family="paragraph" style:parent-style-name="Heading_20_3" style:list-style-name="">
      <style:text-properties officeooo:rsid="00154140" officeooo:paragraph-rsid="001a5cb8"/>
    </style:style>
    <style:style style:name="P16" style:family="paragraph" style:parent-style-name="Heading_20_3">
      <style:paragraph-properties fo:break-before="page"/>
      <style:text-properties officeooo:rsid="00154140" officeooo:paragraph-rsid="001a5cb8"/>
    </style:style>
    <style:style style:name="P17" style:family="paragraph" style:parent-style-name="Heading_20_3">
      <style:paragraph-properties fo:break-before="page"/>
      <style:text-properties officeooo:rsid="00154140" officeooo:paragraph-rsid="0015414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1b7b50"/>
    </style:style>
    <style:style style:name="T4" style:family="text">
      <style:text-properties style:use-window-font-color="true" fo:font-style="italic" fo:font-weight="bold" officeooo:rsid="001b7b50" style:font-style-asian="italic" style:font-weight-asian="bold" style:font-style-complex="italic" style:font-weight-complex="bold"/>
    </style:style>
    <style:style style:name="T5" style:family="text">
      <style:text-properties style:use-window-font-color="true" officeooo:rsid="001d6067"/>
    </style:style>
    <style:style style:name="T6" style:family="text">
      <style:text-properties officeooo:rsid="001f186d"/>
    </style:style>
    <style:style style:name="T7" style:family="text">
      <style:text-properties officeooo:rsid="001f732e"/>
    </style:style>
    <style:style style:name="T8" style:family="text">
      <style:text-properties fo:font-variant="normal" fo:text-transform="none" fo:color="#000000" style:font-name="Consolas" fo:font-size="12pt" fo:letter-spacing="normal" fo:font-style="normal" fo:font-weight="bold" officeooo:rsid="001f732e" style:font-weight-asian="bold" style:font-weight-complex="bold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f732e" style:font-weight-asian="normal" style:font-weight-complex="normal"/>
    </style:style>
    <style:style style:name="T10" style:family="text">
      <style:text-properties officeooo:rsid="002252d6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Introduccion</text:h>
      <text:p text:style-name="P12"/>
      <text:p text:style-name="Standard">Con el almacenamiento web, las aplicaciones web pueden almacenar datos localmente dentro del navegador del usuario.</text:p>
      <text:p text:style-name="Standard"/>
      <text:p text:style-name="Standard"/>
      <text:p text:style-name="P1">Antes de HTML5, los datos de la aplicación tenian que ser almacenados en cookies, incluidos en cada petición al servidor. El almacenamiento web es mas seguro y puede almacenar grandes cantidades de datos sin afectar al rendimiento de la web.</text:p>
      <text:p text:style-name="Standard"/>
      <text:p text:style-name="Standard"/>
      <text:p text:style-name="Standard">A diferencia de las cookies, el limite de almacenamiento es mucho mas grande (de al menos 5MB) y la informacion no es enviada nunca al servidor.</text:p>
      <text:p text:style-name="Standard"/>
      <text:p text:style-name="Standard"/>
      <text:p text:style-name="P2">Antes de usar esta funcionalidad debemos comprobar que nuestro navegador es compatible con ella con el siguiente codigo:</text:p>
      <text:p text:style-name="P2"/>
      <text:p text:style-name="P2"/>
      <text:p text:style-name="P3">if (typeof(Storage) !== "undefined") {</text:p>
      <text:p text:style-name="P3"><text:s text:c="2"/>// <text:span text:style-name="T2">El navegador es compatible con la tecnologia.</text:span></text:p>
      <text:p text:style-name="P3">} else {</text:p>
      <text:p text:style-name="P3"><text:s text:c="2"/>// <text:span text:style-name="T2">El navegador no es compatible con la tecnologia.</text:span></text:p>
      <text:p text:style-name="P3">}</text:p>
      <text:p text:style-name="Standard"/>
      <text:p text:style-name="Standard"/>
      <text:p text:style-name="P4">Como nota añadir que los valores almacenados con esta tecnologia se guardan como una cadena (String) que deberá ser convertida a otro formato en caso de ser necesario. <text:span text:style-name="T7">Por ejemplo podriamos guardar un objeto usando </text:span><text:span text:style-name="T8">JSON.stringify(mi_objeto) </text:span><text:span text:style-name="T9">y así poder guardar objetos en dichas variables.</text:span></text:p>
      <text:p text:style-name="P4"/>
      <text:p text:style-name="P5">El caso mas habitual de uso de sessionStorage es para desarrollar paginas web totalmente en FrontEnd, ya que sustituye las variables de sessión de BackEnd.</text:p>
      <text:p text:style-name="Standard"/>
      <text:p text:style-name="Standard"/>
      <text:p text:style-name="P2">El almacenamiento en el navegador en el navegador tiene 2 tipos de almacenamiento que pasaré a explicar:</text:p>
      <text:p text:style-name="P2"/>
      <text:p text:style-name="P2"/>
      <text:h text:style-name="P15" text:outline-level="3"/>
      <text:h text:style-name="P16" text:outline-level="3">LocalStorage</text:h>
      <text:p text:style-name="P6">Los datos almacenados no expiran, es decir, se conservan incluso despues de cerrar el navegador, pudiendo ser consultada el siguiente dia, mes o año.</text:p>
      <text:p text:style-name="P6"/>
      <text:p text:style-name="P6">Los datos estan almacenados en pares de clave/valor.</text:p>
      <text:p text:style-name="P6"/>
      <text:p text:style-name="P6">Para almacenar un dato en el navegador es tan simple como acceder a <text:span text:style-name="T1">localStorage</text:span> como un objeto <text:span text:style-name="T6">o llamar a alguno de los metodos que posee dicho objeto.</text:span></text:p>
      <text:p text:style-name="P6"/>
      <text:p text:style-name="P13">Se puede usar las siguientes nomenclaturas:</text:p>
      <text:p text:style-name="P13"><text:tab/>· Para asignar:</text:p>
      <text:p text:style-name="P13"><text:tab/><text:tab/>localStorage.setItem("lastname", "Smith");</text:p>
      <text:p text:style-name="P13"><text:tab/><text:tab/>localStorage.lastname = "Smith";</text:p>
      <text:p text:style-name="P13"><text:tab/>· Para acceder:</text:p>
      <text:p text:style-name="P13"><text:tab/><text:tab/>localStorage.getItem("lastname");</text:p>
      <text:p text:style-name="P13"><text:tab/><text:tab/>localStorage.lastname;</text:p>
      <text:p text:style-name="P13"><text:tab/><text:span text:style-name="T10">· Para iterar:</text:span></text:p>
      <text:p text:style-name="P13"><text:tab/><text:tab/><text:span text:style-name="T10">Se le pasa un numero, en caso de que exista algo con ese indice lo devuelve, en otro <text:tab/><text:tab/>caso devuelve null.</text:span></text:p>
      <text:p text:style-name="P13"><text:tab/><text:tab/>localStorage.key(<text:span text:style-name="T10">0</text:span>);</text:p>
      <text:p text:style-name="P13"><text:tab/>· Para eliminar:</text:p>
      <text:p text:style-name="P13"><text:tab/><text:tab/>localStorage.removeItem("lastname");</text:p>
      <text:p text:style-name="P13"><text:tab/><text:tab/>Este borra todos los datos almacenados con esta tecnologia.</text:p>
      <text:p text:style-name="P11"><text:span text:style-name="T5"><text:tab/><text:tab/>l</text:span><text:span text:style-name="T3">ocalStorage.clear();</text:span></text:p>
      <text:p text:style-name="P8"/>
      <text:p text:style-name="P8"/>
      <text:p text:style-name="P9"><text:span text:style-name="T2">Añado un ejemplo HTML en </text:span><text:span text:style-name="T3">la carpeta</text:span><text:span text:style-name="T2"> </text:span><text:span text:style-name="T4">Ejemplos/LocalStorage</text:span><text:span text:style-name="T2">.</text:span></text:p>
      <text:h text:style-name="P17" text:outline-level="3">SessionStorage</text:h>
      <text:p text:style-name="P6">Los datos almacenados expiran cuando se cierra el navegador.</text:p>
      <text:p text:style-name="P7"/>
      <text:p text:style-name="P7">Los datos estan almacenados en pares de clave/valor.</text:p>
      <text:p text:style-name="P7"/>
      <text:p text:style-name="P7">Para almacenar un dato en el navegador es tan simple como acceder a sessionStorage como un objeto o llamar a alguno de los metodos que posee dicho objeto.</text:p>
      <text:p text:style-name="P7"/>
      <text:p text:style-name="P7">Se puede usar las siguientes nomenclaturas:</text:p>
      <text:p text:style-name="P7"><text:tab/>· Para asignar:</text:p>
      <text:p text:style-name="P7"><text:tab/><text:tab/>sessionStorage.setItem("lastname", "Smith");</text:p>
      <text:p text:style-name="P7"><text:tab/><text:tab/>sessionStorage.lastname = "Smith";</text:p>
      <text:p text:style-name="P7"><text:tab/>· Para acceder:</text:p>
      <text:p text:style-name="P7"><text:tab/><text:tab/>sessionStorage.getItem("lastname");</text:p>
      <text:p text:style-name="P7"><text:tab/><text:tab/>sessionStorage.lastname;</text:p>
      <text:p text:style-name="P7"><text:tab/>· Para eliminar:</text:p>
      <text:p text:style-name="P7"><text:tab/><text:tab/>sessionStorage.removeItem("lastname");</text:p>
      <text:p text:style-name="P7"><text:tab/><text:tab/>Este borra todos los datos almacenados con esta tecnologia.</text:p>
      <text:p text:style-name="P7"><text:tab/><text:tab/>sessionStorage.clear();</text:p>
      <text:p text:style-name="P7"/>
      <text:p text:style-name="P7"/>
      <text:p text:style-name="P10"><text:span text:style-name="T2">Añado un ejemplo HTML en </text:span><text:span text:style-name="T3">la carpeta </text:span><text:span text:style-name="T4">Ejemplos/SessionStorage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3:21:59.911064187</meta:creation-date>
    <meta:generator>LibreOffice/6.0.7.3$Linux_X86_64 LibreOffice_project/00m0$Build-3</meta:generator>
    <dc:date>2019-03-07T00:14:33.893647600</dc:date>
    <meta:editing-duration>PT1H55M28S</meta:editing-duration>
    <meta:editing-cycles>13</meta:editing-cycles>
    <meta:document-statistic meta:table-count="0" meta:image-count="0" meta:object-count="0" meta:page-count="3" meta:paragraph-count="48" meta:word-count="427" meta:character-count="2952" meta:non-whitespace-character-count="2528"/>
  </office:meta>
</office:document-meta>
</file>